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arlito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8pt" fo:font-weight="normal" officeooo:paragraph-rsid="00277ea5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P26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P27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28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29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3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P3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P35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6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7" style:family="paragraph" style:parent-style-name="Header">
      <style:text-properties officeooo:paragraph-rsid="00130f00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P47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5be9ca" style:font-size-asian="8pt" style:font-weight-asian="normal" style:font-size-complex="8pt" style:font-weight-complex="normal" fo:hyphenate="false"/>
    </style:style>
    <style:style style:name="P48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9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5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6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7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0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3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4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5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6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7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start" style:justify-single-word="false" fo:padding="0cm" fo:border="none"/>
      <style:text-properties style:font-name="Carlito" fo:font-size="8pt" fo:font-weight="normal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center" style:justify-single-word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80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0% 100%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T4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T5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6" style:family="text">
      <style:text-properties fo:color="#000000" style:text-position="-5% 100%" fo:letter-spacing="-0.012cm" style:text-underline-style="none" style:font-name-complex="Lucida Sans"/>
    </style:style>
    <style:style style:name="T7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T8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9" style:family="text">
      <style:text-properties officeooo:rsid="003c49d0"/>
    </style:style>
    <style:style style:name="T10" style:family="text">
      <style:text-properties officeooo:rsid="003e813b"/>
    </style:style>
    <style:style style:name="T11" style:family="text">
      <style:text-properties officeooo:rsid="00404860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font-size="5pt" officeooo:rsid="003c49d0" style:font-size-asian="5pt" style:font-size-complex="5pt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fo:font-size="4pt" officeooo:rsid="0044e5cb" style:font-size-asian="4pt" style:font-size-complex="4pt"/>
    </style:style>
    <style:style style:name="T16" style:family="text">
      <style:text-properties officeooo:rsid="0044e5cb"/>
    </style:style>
    <style:style style:name="T17" style:family="text">
      <style:text-properties officeooo:rsid="0032ee30"/>
    </style:style>
    <style:style style:name="T18" style:family="text">
      <style:text-properties fo:color="#333333" fo:font-size="4pt" officeooo:rsid="001f3b19" style:font-size-asian="4pt" style:font-size-complex="4pt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20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6"><text:placeholder text:placeholder-type="text">&lt;line.product_id.name or ''&gt;</text:placeholder></text:p>
          </table:table-cell>
          <table:table-cell table:style-name="Tabella4.A1" office:value-type="string">
            <text:p text:style-name="P77"><text:placeholder text:placeholder-type="text">&lt;line.product_uom_id.name or ''&gt;</text:placeholder></text:p>
          </table:table-cell>
          <table:table-cell table:style-name="Tabella4.A1" office:value-type="string">
            <text:p text:style-name="P80"><text:placeholder text:placeholder-type="text">&lt;line.product_uom_qty&gt;</text:placeholder></text:p>
          </table:table-cell>
          <table:table-cell table:style-name="Tabella4.A1" office:value-type="string">
            <text:p text:style-name="P78"/>
          </table:table-cell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78"/>
          </table:table-cell>
          <table:table-cell table:style-name="Tabella4.H1" office:value-type="string">
            <text:p text:style-name="P79"/>
          </table:table-cell>
        </table:table-row>
        <table:table-row>
          <table:table-cell table:style-name="Tabella4.H1" table:number-columns-spanned="8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H5" office:value-type="string">
            <text:p text:style-name="P20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7" style:family="table-row">
      <style:table-row-properties style:min-row-height="1.45cm"/>
    </style:style>
    <style:style style:name="Tabella5.8" style:family="table-row">
      <style:table-row-properties style:min-row-height="1.39cm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1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16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7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8" style:family="paragraph" style:parent-style-name="Header">
      <style:text-properties officeooo:paragraph-rsid="00130f00"/>
    </style:style>
    <style:style style:name="MP39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1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2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4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7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9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0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7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8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9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5be9ca" style:font-size-asian="8pt" style:font-weight-asian="normal" style:font-size-complex="8pt" style:font-weight-complex="normal" fo:hyphenate="false"/>
    </style:style>
    <style:style style:name="MP6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1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2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5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MP67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0% 100%" fo:letter-spacing="-0.012cm" style:text-underline-style="none" style:font-name-complex="Lucida Sans"/>
    </style:style>
    <style:style style:name="MT3" style:family="text">
      <style:text-properties fo:color="#000000" style:text-position="-5% 100%" fo:letter-spacing="-0.012cm" style:text-underline-style="none" style:font-name-complex="Lucida Sans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MT6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1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2" style:family="text">
      <style:text-properties fo:font-size="5pt" style:font-size-asian="5pt" style:font-size-complex="5pt"/>
    </style:style>
    <style:style style:name="MT13" style:family="text">
      <style:text-properties fo:font-size="5pt" officeooo:rsid="003c49d0" style:font-size-asian="5pt" style:font-size-complex="5pt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officeooo:rsid="0044e5cb"/>
    </style:style>
    <style:style style:name="MT16" style:family="text">
      <style:text-properties fo:font-size="4pt" officeooo:rsid="0044e5cb" style:font-size-asian="4pt" style:font-size-complex="4pt"/>
    </style:style>
    <style:style style:name="MT17" style:family="text">
      <style:text-properties officeooo:rsid="0032ee30"/>
    </style:style>
    <style:style style:name="MT18" style:family="text">
      <style:text-properties fo:color="#333333" fo:font-size="4pt" officeooo:rsid="001f3b19" style:font-size-asian="4pt" style:font-size-complex="4pt"/>
    </style:style>
    <style:style style:name="MT19" style:family="text">
      <style:text-properties fo:font-size="6pt" style:font-size-asian="6pt" style:font-size-complex="6pt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age: asimage(o.company_id.logo_web,size_x=168,size_y=90,hold_ratio=True)" text:anchor-type="paragraph" svg:x="0cm" svg:y="0cm" draw:z-index="0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/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<text:s/><text:placeholder text:placeholder-type="text">&lt;o.partner_id.street2 or ''&gt;</text:placeholder></text:p>
              <text:p text:style-name="MP5"><text:placeholder text:placeholder-type="text">&lt;o.partner_id.zip or ''&gt;</text:placeholder><text:s/>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/>
              <text:p text:style-name="MP9"><text:placeholder text:placeholder-type="text">&lt;o.company_id.name&gt;</text:placeholder></text:p>
              <text:p text:style-name="MP10"><text:span text:style-name="MT2"><text:placeholder text:placeholder-type="text">&lt;o.company_id.partner_id.street&gt;</text:placeholder></text:span><text:span text:style-name="MT3"><text:s/>- </text:span><text:span text:style-name="MT2"><text:placeholder text:placeholder-type="text">&lt;o.company_id.partner_id.zip&gt;</text:placeholder></text:span><text:span text:style-name="MT3"><text:s/>- </text:span><text:span text:style-name="MT2"><text:placeholder text:placeholder-type="text">&lt;o.company_id.partner_id.city&gt;</text:placeholder></text:span></text:p>
              <text:p text:style-name="MP10">Tel +39<text:span text:style-name="MT2"><text:placeholder text:placeholder-type="text">&lt;o.company_id.partner_id.phone&gt;</text:placeholder></text:span> - Fax +39<text:span text:style-name="MT2"><text:placeholder text:placeholder-type="text">&lt;o.company_id.partner_id.phone&gt;</text:placeholder></text:span></text:p>
              <text:p text:style-name="MP11"><text:span text:style-name="MT4">Codice Fiscale </text:span><text:bookmark-start text:name="__DdeLink__1505_436101465"/><text:span text:style-name="MT5"><text:placeholder text:placeholder-type="text">&lt;o.company_id.partner_id.fiscalcode&gt;</text:placeholder></text:span><text:bookmark-end text:name="__DdeLink__1505_436101465"/><text:span text:style-name="MT6"><text:s/>- </text:span>P<text:span text:style-name="MT4">artita </text:span>Iva <text:span text:style-name="MT5"><text:placeholder text:placeholder-type="text">&lt;company.partner_id.vat&gt;</text:placeholder></text:span></text:p>
              <text:p text:style-name="MP12">Registro Imprese <text:span text:style-name="MT7">di Perugia N° </text:span><text:span text:style-name="MT8"><text:placeholder text:placeholder-type="text">&lt;o.company_id.partner_id.fiscalcode&gt;</text:placeholder></text:span><text:span text:style-name="MT7"><text:s/></text:span></text:p>
              <text:p text:style-name="MP12"><text:span text:style-name="MT7">REA </text:span>N° <text:span text:style-name="MT8"><text:placeholder text:placeholder-type="text">&lt;o.company_id.partner_id.rea_code&gt;</text:placeholder></text:span></text:p>
              <text:p text:style-name="MP12">C.<text:span text:style-name="MT9">S.</text:span> <text:span text:style-name="MT8"><text:placeholder text:placeholder-type="text">&lt;format_currency(company.partner_id.rea_capital)&gt;</text:placeholder></text:span></text:p>
              <text:p text:style-name="MP13"><text:span text:style-name="MT10"><text:placeholder text:placeholder-type="text">&lt;o.company_id.partner_id.website&gt;</text:placeholder></text:span><text:span text:style-name="MT11"><text:s/></text:span><text:span text:style-name="MT12">- </text:span><text:span text:style-name="MT13">e</text:span><text:span text:style-name="MT12">mail </text:span><text:span text:style-name="MT10"><text:placeholder text:placeholder-type="text">&lt;o.company_id.partner_id.email&gt;</text:placeholder></text:span></text:p>
              <text:p text:style-name="MP14"><text:span text:style-name="MT12">Pec </text:span><text:span text:style-name="MT10"><text:placeholder text:placeholder-type="text">&lt;o.company_id.partner_id.pec_mail&gt;</text:placeholder></text:span></text:p>
              <text:p text:style-name="MP15"/>
              <text:p text:style-name="MP11"/>
              <text:p text:style-name="MP16"/>
              <text:p text:style-name="MP17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8">DESTINAZIONE SE DIVERSA</text:p>
              <text:p text:style-name="MP19"><text:span text:style-name="MT14"><text:placeholder text:placeholder-type="text">&lt;choose&gt;</text:placeholder></text:span><text:span text:style-name="MT14"><text:placeholder text:placeholder-type="text">&lt;when test="o.partner_shipping_id"&gt;</text:placeholder></text:span><text:placeholder text:placeholder-type="text">&lt;o.partner_shipping_id.street or ''&gt;</text:placeholder><text:s/><text:placeholder text:placeholder-type="text">&lt;o.partner_shipping_id.street2 or ''&gt;</text:placeholder><text:s/><text:placeholder text:placeholder-type="text">&lt;o.partner_shipping_id.zip or ''&gt;</text:placeholder><text:s/><text:placeholder text:placeholder-type="text">&lt;o.partner_shipping_id.city or ''&gt;</text:placeholder><text:span text:style-name="MT14"><text:placeholder text:placeholder-type="text">&lt;/when&gt;</text:placeholder></text:span><text:span text:style-name="MT14"><text:placeholder text:placeholder-type="text">&lt;otherwise&gt;</text:placeholder></text:span><text:span text:style-name="MT15">Idem</text:span><text:span text:style-name="MT16"><text:placeholder text:placeholder-type="text">&lt;/otherwise&gt;</text:placeholder></text:span><text:span text:style-name="MT16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0">PARTITA IVA e/o CODICE FISCALE</text:p>
              <text:p text:style-name="MP21"><text:placeholder text:placeholder-type="text">&lt;o.partner_id.vat or ''&gt;</text:placeholder></text:p>
            </table:table-cell>
            <table:table-cell table:style-name="Tabella3.A2" office:value-type="string">
              <text:p text:style-name="MP20">CODICE CLIENTE</text:p>
              <text:p text:style-name="MP22"><text:placeholder text:placeholder-type="text">&lt;o.partner_id.id or ''&gt;</text:placeholder></text:p>
            </table:table-cell>
            <table:table-cell table:style-name="Tabella3.A2" office:value-type="string">
              <text:p text:style-name="MP20">AGENTE</text:p>
              <text:p text:style-name="MP23"/>
            </table:table-cell>
            <table:table-cell table:style-name="Tabella3.D2" table:number-columns-spanned="2" office:value-type="string">
              <text:p text:style-name="MP24">TIPO DOCUMENTO</text:p>
              <text:p text:style-name="MP25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6">CODICE PAGAMENTO</text:p>
              <text:p text:style-name="MP27"/>
            </table:table-cell>
            <table:covered-table-cell/>
            <table:table-cell table:style-name="Tabella3.A2" office:value-type="string">
              <text:p text:style-name="MP28">PAG</text:p>
              <text:p text:style-name="MP29"><text:page-number text:select-page="current">1</text:page-number>/<text:page-count>1</text:page-count> </text:p>
            </table:table-cell>
            <table:table-cell table:style-name="Tabella3.A2" office:value-type="string">
              <text:p text:style-name="MP30">N° DOCUMENTO</text:p>
              <text:p text:style-name="MP31"><text:placeholder text:placeholder-type="text">&lt;o.ddt_number or ''&gt;</text:placeholder></text:p>
            </table:table-cell>
            <table:table-cell table:style-name="Tabella3.D2" office:value-type="string">
              <text:p text:style-name="MP30">DATA DOCUMENTO</text:p>
              <text:p text:style-name="MP32"><text:placeholder text:placeholder-type="text">&lt;format_date(o.date, dd/MM/yyyy)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3">BANCA APPOGGIO</text:p>
              <text:p text:style-name="MP34"/>
            </table:table-cell>
            <table:covered-table-cell/>
            <table:table-cell table:style-name="Tabella3.D2" table:number-columns-spanned="3" office:value-type="string">
              <text:p text:style-name="MP35">IBAN</text:p>
              <text:p text:style-name="MP36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8">SCADENZE</text:p>
              <text:p text:style-name="MP3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8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9">ANNOTAZIONI</text:p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1">IMPONIBILE</text:p>
            </table:table-cell>
            <table:table-cell table:style-name="Tabella5.A1" office:value-type="string">
              <text:p text:style-name="MP41">IVA</text:p>
            </table:table-cell>
            <table:table-cell table:style-name="Tabella5.I1" office:value-type="string">
              <text:p text:style-name="MP42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3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4"/>
            </table:table-cell>
            <table:table-cell table:style-name="Tabella5.G3" table:number-rows-spanned="2" office:value-type="string">
              <text:p text:style-name="MP45"/>
            </table:table-cell>
            <table:table-cell table:style-name="Tabella5.G2" table:number-rows-spanned="2" office:value-type="string">
              <text:p text:style-name="MP46"/>
            </table:table-cell>
          </table:table-row>
          <table:table-row>
            <table:table-cell table:style-name="Tabella5.G3" table:number-rows-spanned="2" office:value-type="string">
              <text:p text:style-name="MP47">CAUSALE</text:p>
              <text:p text:style-name="MP48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9">% <text:span text:style-name="MT17">SC.</text:span></text:p>
            </table:table-cell>
            <table:table-cell table:style-name="Tabella5.G3" table:number-rows-spanned="2" office:value-type="string">
              <text:p text:style-name="MP47">IMPORTO SCONTO</text:p>
            </table:table-cell>
            <table:table-cell table:style-name="Tabella5.G3" table:number-rows-spanned="2" office:value-type="string">
              <text:p text:style-name="MP47">TOTALE MERCE</text:p>
            </table:table-cell>
            <table:table-cell table:style-name="Tabella5.G3" table:number-rows-spanned="2" table:number-columns-spanned="2" office:value-type="string">
              <text:p text:style-name="MP50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7">ASPETTO DEI BENI</text:p>
              <text:p text:style-name="MP52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7">N. COLLI</text:p>
              <text:p text:style-name="MP53"><text:placeholder text:placeholder-type="text">&lt;o.parcels or ''&gt;</text:placeholder></text:p>
            </table:table-cell>
            <table:table-cell table:style-name="Tabella5.G3" office:value-type="string">
              <text:p text:style-name="MP47">PORTO</text:p>
              <text:p text:style-name="MP53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50">RIMBORSI</text:p>
              <text:p text:style-name="MP54"/>
            </table:table-cell>
            <table:covered-table-cell/>
            <table:table-cell table:style-name="Tabella5.G3" office:value-type="string">
              <text:p text:style-name="MP55">TOTALE IMPONIBILE</text:p>
              <text:p text:style-name="MP56"/>
            </table:table-cell>
            <table:table-cell table:style-name="Tabella5.G2" table:number-columns-spanned="2" office:value-type="string">
              <text:p text:style-name="MP57">TOTALE IVA</text:p>
              <text:p text:style-name="MP58"/>
            </table:table-cell>
            <table:covered-table-cell/>
          </table:table-row>
          <table:table-row table:style-name="Tabella5.7">
            <table:table-cell table:style-name="Tabella5.A1" office:value-type="string">
              <text:p text:style-name="MP57">TRASPORTO CURA DEL</text:p>
              <text:p text:style-name="MP59"><text:placeholder text:placeholder-type="text">&lt;o.transportation_method_id and o.transportation_method_id.name or ''&gt;</text:placeholder></text:p>
            </table:table-cell>
            <table:table-cell table:style-name="Tabella5.A1" table:number-columns-spanned="2" office:value-type="string">
              <text:p text:style-name="MP57">INIZIO TRASPORTO</text:p>
              <text:p text:style-name="MP60"/>
            </table:table-cell>
            <table:covered-table-cell/>
            <table:table-cell table:style-name="Tabella5.A1" table:number-columns-spanned="2" office:value-type="string">
              <text:p text:style-name="MP61">FIRMA DEL CONDUCENTE</text:p>
              <text:p text:style-name="MP62"/>
            </table:table-cell>
            <table:covered-table-cell/>
            <table:table-cell table:style-name="Tabella5.A1" table:number-columns-spanned="2" office:value-type="string">
              <text:p text:style-name="MP63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7">TOTALE DOCUMENTO</text:p>
              <text:p text:style-name="MP57"/>
              <text:p text:style-name="MP64"><text:s/></text:p>
            </table:table-cell>
            <table:covered-table-cell/>
          </table:table-row>
          <table:table-row table:style-name="Tabella5.8">
            <table:table-cell table:style-name="Tabella5.G3" table:number-columns-spanned="3" office:value-type="string">
              <text:p text:style-name="MP57">VETTORI, RAGIONE SOCIALE E INDIRIZZO</text:p>
              <text:p text:style-name="MP65"><text:span text:style-name="MT18"><text:placeholder text:placeholder-type="text">&lt;if test="o.carrier_id"&gt;</text:placeholder></text:span><text:span text:style-name="MT19"><text:placeholder text:placeholder-type="text">&lt;o.carrier_id and o.carrier_id.name or ''&gt;</text:placeholder></text:span><text:span text:style-name="MT18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7">FIRMA DEL VETTORE</text:p>
              <text:p text:style-name="MP60"/>
            </table:table-cell>
            <table:covered-table-cell/>
            <table:table-cell table:style-name="Tabella5.G3" table:number-columns-spanned="2" office:value-type="string">
              <text:p text:style-name="MP61">DATA E ORA RITIRO</text:p>
              <text:p text:style-name="MP66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7">I Vs. dati anagrafici sono da noi considerati esatti sotto la Vs. responsabilità, salvo diversa comunicazione, come previsto dall'art. 41 DPR 26/10/72 n° 633.</text:p>
              <text:p text:style-name="MP67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description/>
    <dc:subject/>
    <meta:initial-creator>Fabrizio Cocciari</meta:initial-creator>
    <meta:creation-date>2015-10-02T07:20:00Z</meta:creation-date>
    <dc:date>2019-10-22T09:27:09.695000000</dc:date>
    <meta:print-date>2015-11-01T17:36:21.213000000</meta:print-date>
    <meta:editing-cycles>56</meta:editing-cycles>
    <meta:editing-duration>PT6H46M55S</meta:editing-duration>
    <meta:document-statistic meta:table-count="5" meta:image-count="0" meta:object-count="0" meta:page-count="1" meta:paragraph-count="79" meta:word-count="258" meta:character-count="2527" meta:non-whitespace-character-count="2294"/>
    <meta:template xlink:type="simple" xlink:actuate="onRequest" xlink:title="" xlink:href="../Carta%20Intestata%20Sinfocom%20Versione%202.odt/Normal"/>
  </office:meta>
</office:document-meta>
</file>